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72e3"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fo:language="ru" fo:country="RU" officeooo:paragraph-rsid="0019011b"/>
    </style:style>
    <style:style style:name="P103" style:family="paragraph" style:parent-style-name="Text_20_body">
      <style:paragraph-properties fo:margin-left="0in" fo:margin-right="0in" fo:text-align="justify" style:justify-single-word="false" fo:text-indent="0.1965in" style:auto-text-indent="false"/>
      <style:text-properties fo:language="ru" fo:country="RU" officeooo:rsid="0019011b" officeooo:paragraph-rsid="0019011b"/>
    </style:style>
    <style:style style:name="P10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Heading_20_2">
      <style:text-properties fo:language="en" fo:country="US"/>
    </style:style>
    <style:style style:name="P109" style:family="paragraph" style:parent-style-name="Heading_20_2">
      <style:text-properties fo:language="ru" fo:country="RU"/>
    </style:style>
    <style:style style:name="P110" style:family="paragraph" style:parent-style-name="Heading_20_2">
      <loext:graphic-properties draw:fill="solid" draw:fill-color="#eeeeee" draw:opacity="100%"/>
      <style:paragraph-properties fo:background-color="#eeeeee"/>
      <style:text-properties fo:language="ru" fo:country="RU"/>
    </style:style>
    <style:style style:name="P111" style:family="paragraph" style:parent-style-name="Heading_20_2">
      <loext:graphic-properties draw:fill="solid" draw:fill-color="#eeeeee" draw:opacity="100%"/>
      <style:paragraph-properties fo:background-color="#eeeeee"/>
    </style:style>
    <style:style style:name="P112" style:family="paragraph" style:parent-style-name="Heading_20_1">
      <loext:graphic-properties draw:fill="solid" draw:fill-color="#eeeeee" draw:opacity="100%"/>
      <style:paragraph-properties fo:background-color="#eeeeee"/>
    </style:style>
    <style:style style:name="P113" style:family="paragraph" style:parent-style-name="Heading_20_1">
      <style:paragraph-properties fo:margin-left="0in" fo:margin-right="0in" fo:text-align="center" style:justify-single-word="false" fo:text-indent="0.1965in" style:auto-text-indent="false"/>
    </style:style>
    <style:style style:name="P11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fo:color="#3333ff"/>
    </style:style>
    <style:style style:name="T28" style:family="text">
      <style:text-properties officeooo:rsid="0017176f"/>
    </style:style>
    <style:style style:name="T29" style:family="text">
      <style:text-properties officeooo:rsid="001872e3"/>
    </style:style>
    <style:style style:name="T30" style:family="text">
      <style:text-properties officeooo:rsid="001901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65861982615008218"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3813615413567163863"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text:soft-page-break/>«Основы Заклятий» - обмен</text:p>
        </text:list-item>
        <text:list-item>
          <text:p text:style-name="P9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351587744738671914"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08"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3192945496271059519"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6">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09"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26">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08"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27">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8.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2">старший. </text:span><text:span text:style-name="T2">–</text:span><text:span text:style-name="T2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1"><text:span text:style-name="T1">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span></text:p>
      <text:p text:style-name="P1"><text:span text:style-name="T1">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span></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text:soft-page-break/>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ческую энергию, как моя младшая сестрёнка <text:span text:style-name="T5">— и втайне немного завидовала этому</text:span>. Если бы <text:span text:style-name="T28">сестра</text:span>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102">– <text:span text:style-name="T30">Проклятье! </text:span>К такому я не была готова!</text:p>
      <text:p text:style-name="P102">Луна подняла голову, я с ужасом обнаружила, что вместо моей любимой и единственной сестры на меня змеиными глазами смотрит Найтмэр Мун.</text:p>
      <text:p text:style-name="P102">– Что? Что ты видела,? Что с тобой произошло, <text:span text:style-name="T30">сестра</text:span>?</text:p>
      <text:p text:style-name="P103">Я не верила своим глазам. Страхи прошлого вернулись ко мне с новой силой.</text:p>
      <text:p text:style-name="P102"><text:span text:style-name="T30">– Тия, э</text:span>та гадость пришла не из нашего мира. <text:span text:style-name="T30">В</text:span> их снах я видела...</text:p>
      <text:p text:style-name="P5"><text:span text:style-name="T30">Спазмы скрутили тело сестры и </text:span>Луну вырвало чёрной слизью. <text:span text:style-name="T30">Мучительно кашляя, сестра избавлялась от ментальной грязи. Наконец она</text:span> <text:span text:style-name="T30">замотала головой и </text:span>с трудом поднялась. К огромной моей радости, на меня <text:span text:style-name="T29">снова </text:span>смотрела прежняя Луна.</text:p>
      <text:p text:style-name="P101">– <text:span text:style-name="T29">Там, в самой глубине их снов, зияет дыра. Ткань сновидений прорвалась, через неё к нам входят внешние видения.</text:span></text:p>
      <text:p text:style-name="P43"/>
      <text:p text:style-name="P43">&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3"/>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text:soft-page-break/>–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1">(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oft-page-break/><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text:soft-page-break/></text:p>
      <text:h text:style-name="P111" text:outline-level="2">Рассказ Селестии <text:span text:style-name="T11">(“1001 ночь”)</text:span></text:h>
      <text:p text:style-name="P7"/>
      <text:p text:style-name="P14"/>
      <text:p text:style-name="P2"/>
      <text:h text:style-name="P11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oft-page-break/><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1"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text:soft-page-break/>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oft-page-break/><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1"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1"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oft-page-break/><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oft-page-break/><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1"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text:span><text:soft-page-break/><text:span text:style-name="T12">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text:soft-page-break/>проваливаться пол</text:p>
      <text:p text:style-name="P32">– Куда проваливаться? – не понял я</text:p>
      <text:p text:style-name="P32">– Они не знают. В тех провалах не видно дна...</text:p>
      <text:p text:style-name="P2"/>
      <text:h text:style-name="P11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text:soft-page-break/>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oft-page-break/><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oft-page-break/><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text:soft-page-break/>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1" text:outline-level="2">Сон Макса</text:h>
      <text:p text:style-name="P73"/>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1">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oft-page-break/><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text:soft-page-break/>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oft-page-break/><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text:soft-page-break/></text:p>
      <text:h text:style-name="P11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oft-page-break/><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1"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1">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oft-page-break/><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text:soft-page-break/>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oft-page-break/><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1" text:outline-level="2">След?</text:h>
      <text:p text:style-name="P73"/>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1"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881620832570883523" text:style-name="L5">
        <text:list-header>
          <text:p text:style-name="P10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195043943803344" text:continue-numbering="true" text:style-name="L5">
        <text:list-header>
          <text:p text:style-name="P104">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044027330055" text:continue-numbering="true" text:style-name="L5">
        <text:list-header>
          <text:p text:style-name="P104">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044563295323" text:continue-numbering="true" text:style-name="L5">
        <text:list-header>
          <text:p text:style-name="P104">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0" text:outline-level="2"><text:soft-page-break/>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0"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4587730142676126156" text:style-name="L6">
        <text:list-header>
          <text:p text:style-name="P10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text:soft-page-break/>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4959558633686453156"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11"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text:soft-page-break/>–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7">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text:soft-page-break/>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11"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text:soft-page-break/>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text:soft-page-break/>–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text:soft-page-break/>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text:span><text:soft-page-break/><text:span text:style-name="T11">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3224445682119605661" text:style-name="L8">
        <text:list-header>
          <text:p text:style-name="P106">(<text:span text:style-name="T17">Луна — как повелительница снов, слышала разговор Макса с Анакорном</text:span>)</text:p>
          <text:p text:style-name="P107"/>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text:soft-page-break/>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1"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text:soft-page-break/></text:p>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8T19:50:42.410968106</dc:date>
    <meta:editing-duration>P49DT36M7S</meta:editing-duration>
    <meta:editing-cycles>2070</meta:editing-cycles>
    <meta:generator>LibreOffice/5.0.2.2$Linux_X86_64 LibreOffice_project/00m0$Build-2</meta:generator>
    <meta:document-statistic meta:table-count="0" meta:image-count="0" meta:object-count="0" meta:page-count="123" meta:paragraph-count="2544" meta:word-count="56309" meta:character-count="374219" meta:non-whitespace-character-count="317696"/>
  </office:meta>
</office:document-meta>
</file>